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9cm" fo:padding-top="0.009cm" fo:padding-bottom="0.009cm" fo:padding-left="0.009cm" fo:padding-right="0.009cm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1.428cm" fo:padding-top="0.014cm" fo:padding-bottom="0.014cm" fo:padding-left="0.014cm" fo:padding-right="0.01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96cm" fo:min-width="0.192cm" fo:padding-top="0.009cm" fo:padding-bottom="0.009cm" fo:padding-left="0.009cm" fo:padding-right="0.009cm"/>
    </style:style>
    <style:style style:name="gr6" style:family="graphic" style:parent-style-name="standard">
      <style:graphic-properties draw:stroke="none" draw:fill="none" draw:fill-color="#ffffff" fo:min-height="0.492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cm" fo:min-width="0.192cm" fo:padding-top="0.009cm" fo:padding-bottom="0.009cm" fo:padding-left="0.009cm" fo:padding-right="0.009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2.565cm" fo:min-width="0.341cm" fo:padding-top="0.014cm" fo:padding-bottom="0.014cm" fo:padding-left="0.014cm" fo:padding-right="0.01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328cm"/>
      <style:paragraph-properties style:writing-mode="lr-tb"/>
    </style:style>
    <style:style style:name="gr11" style:family="graphic" style:parent-style-name="objectwithoutfill">
      <style:graphic-properties draw:stroke="solid" svg:stroke-width="0.035cm" svg:stroke-color="#cccccc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0.994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draw:stroke="none" svg:stroke-color="#cccccc" draw:fill="none" draw:fill-color="#ffffff" fo:min-height="0.477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22cm"/>
      <style:paragraph-properties style:writing-mode="lr-tb"/>
    </style:style>
    <style:style style:name="gr15" style:family="graphic" style:parent-style-name="objectwithoutfill">
      <style:graphic-properties draw:stroke="solid" svg:stroke-width="0.035cm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4cm" fo:padding-top="0.009cm" fo:padding-bottom="0.009cm" fo:padding-left="0.009cm" fo:padding-right="0.009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408cm"/>
      <style:paragraph-properties style:writing-mode="lr-tb"/>
    </style:style>
    <style:style style:name="gr19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ffffff" draw:textarea-vertical-align="middle" fo:min-height="0.239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vertical-align="middle" fo:min-height="0.254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2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4" style:family="paragraph">
      <loext:graphic-properties draw:fill="none"/>
      <style:paragraph-properties fo:text-align="center"/>
      <style:text-properties style:font-name="Liberation Serif"/>
    </style:style>
    <style:style style:name="P5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6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7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8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1" style:family="paragraph">
      <loext:graphic-properties draw:fill="none" draw:fill-color="#ffffff"/>
      <style:paragraph-properties style:writing-mode="lr-tb"/>
      <style:text-properties fo:color="#cccccc"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3" style:family="paragraph">
      <style:paragraph-properties fo:text-align="center" style:writing-mode="lr-tb"/>
      <style:text-properties fo:color="#ffffff" style:font-name="Liberation Serif"/>
    </style:style>
    <style:style style:name="P14" style:family="paragraph">
      <loext:graphic-properties draw:fill-color="#000000"/>
      <style:paragraph-properties fo:text-align="center" style:writing-mode="lr-tb"/>
      <style:text-properties fo:color="#ffffff" style:font-name="Liberation Serif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beration Serif" fo:font-size="6pt" fo:text-shadow="none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 fo:font-size="8pt" fo:font-weight="bold"/>
    </style:style>
    <style:style style:name="P19" style:family="paragraph">
      <loext:graphic-properties draw:fill="none"/>
      <style:paragraph-properties fo:text-align="center"/>
      <style:text-properties style:font-name="Liberation Serif" fo:font-weight="normal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ffffff" style:font-name="Liberation Serif" fo:font-size="6pt" style:font-size-asian="6pt" style:font-size-complex="6pt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color="#cccccc" style:font-name="Liberation Serif" fo:font-size="6pt" style:font-size-asian="6pt" style:font-size-complex="6pt"/>
    </style:style>
    <style:style style:name="T6" style:family="text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Serif" fo:font-size="6pt" fo:text-shadow="none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Serif" fo:font-size="8pt" fo:font-weight="bold" style:font-size-asian="6pt" style:font-size-complex="6pt"/>
    </style:style>
    <style:style style:name="T9" style:family="text">
      <style:text-properties style:font-name="Liberation Seri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3.207cm" svg:height="0.603cm" svg:x="2.942cm" svg:y="1.146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082cm" svg:height="0.477cm" svg:x="1.603cm" svg:y="0.454cm">
          <draw:text-box>
            <text:p><text:span text:style-name="T2">Interrupts</text:span></text:p>
          </draw:text-box>
        </draw:frame>
        <draw:line draw:style-name="gr3" draw:text-style-name="P4" draw:layer="layout" svg:x1="1.713cm" svg:y1="1.767cm" svg:x2="1.713cm" svg:y2="0.811cm">
          <text:p/>
        </draw:line>
        <draw:line draw:style-name="gr3" draw:text-style-name="P4" draw:layer="layout" svg:x1="1.713cm" svg:y1="0.822cm" svg:x2="1.613cm" svg:y2="0.695cm">
          <text:p/>
        </draw:line>
        <draw:custom-shape draw:style-name="gr4" draw:text-style-name="P6" draw:layer="layout" svg:width="1.456cm" svg:height="1.214cm" svg:x="1.486cm" svg:y="1.14cm">
          <text:p text:style-name="P5"><text:span text:style-name="T3">Tensor</text:span></text:p>
          <text:p text:style-name="P5"><text:span text:style-name="T3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19cm" svg:height="1.016cm" draw:transform="rotate (1.5707963267949) translate (0.461cm 1.94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0.508cm" svg:height="0.492cm" svg:x="0.767cm" svg:y="1.1cm">
          <draw:text-box>
            <text:p><text:span text:style-name="T2">AXI</text:span></text:p>
            <text:p><text:span text:style-name="T2">Lite</text:span></text:p>
          </draw:text-box>
        </draw:frame>
        <draw:frame draw:style-name="gr6" draw:text-style-name="P3" draw:layer="layout" svg:width="0.684cm" svg:height="0.492cm" svg:x="7.536cm" svg:y="1.138cm">
          <draw:text-box>
            <text:p><text:span text:style-name="T2">AXI</text:span></text:p>
            <text:p><text:span text:style-name="T2">Master</text:span></text:p>
          </draw:text-box>
        </draw:frame>
        <draw:custom-shape draw:style-name="gr7" draw:text-style-name="P7" draw:layer="layout" svg:width="0.418cm" svg:height="1.27cm" draw:transform="rotate (-1.5707963267949) translate (8.454cm 1.544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4" draw:layer="layout" svg:x1="1.331cm" svg:y1="0.707cm" svg:x2="1.231cm" svg:y2="0.58cm">
          <text:p/>
        </draw:line>
        <draw:custom-shape draw:style-name="gr8" draw:text-style-name="P8" draw:layer="layout" svg:width="0.369cm" svg:height="2.593cm" svg:x="8.4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54cm" svg:height="0.255cm" draw:transform="rotate (1.5707963267949) translate (8.53cm 3.333cm)">
          <draw:text-box>
            <text:p text:style-name="P9"><text:span text:style-name="T4">AXI Memory Interconnect</text:span></text:p>
          </draw:text-box>
        </draw:frame>
        <draw:custom-shape draw:style-name="gr8" draw:text-style-name="P8" draw:layer="layout" svg:width="0.369cm" svg:height="2.593cm" svg:x="0.0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532cm" svg:height="0.328cm" draw:transform="rotate (1.5707963267949) translate (0.08cm 3.303cm)">
          <draw:text-box>
            <text:p text:style-name="P9"><text:span text:style-name="T4">AXI Peripheral Interconnect</text:span></text:p>
          </draw:text-box>
        </draw:frame>
        <draw:line draw:style-name="gr11" draw:text-style-name="P4" draw:layer="layout" svg:x1="6.412cm" svg:y1="1.753cm" svg:x2="6.412cm" svg:y2="0.797cm">
          <text:p/>
        </draw:line>
        <draw:line draw:style-name="gr3" draw:text-style-name="P4" draw:layer="layout" svg:x1="6.877cm" svg:y1="1.754cm" svg:x2="6.877cm" svg:y2="0.798cm">
          <text:p/>
        </draw:line>
        <draw:custom-shape draw:style-name="gr12" draw:text-style-name="P6" draw:layer="layout" svg:width="1.022cm" svg:height="1.214cm" svg:x="6.148cm" svg:y="1.131cm">
          <text:p text:style-name="P5"><text:span text:style-name="T3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378cm" svg:height="0.477cm" svg:x="6.438cm" svg:y="0.878cm">
          <draw:text-box>
            <text:p><text:span text:style-name="T5">Rx</text:span></text:p>
          </draw:text-box>
        </draw:frame>
        <draw:frame draw:style-name="gr2" draw:text-style-name="P12" draw:layer="layout" svg:width="0.253cm" svg:height="0.477cm" svg:x="6.919cm" svg:y="0.878cm">
          <draw:text-box>
            <text:p><text:span text:style-name="T2">Tx</text:span></text:p>
          </draw:text-box>
        </draw:frame>
        <draw:line draw:style-name="gr11" draw:text-style-name="P4" draw:layer="layout" svg:x1="6.412cm" svg:y1="0.808cm" svg:x2="6.312cm" svg:y2="0.681cm">
          <text:p/>
        </draw:line>
        <draw:line draw:style-name="gr3" draw:text-style-name="P4" draw:layer="layout" svg:x1="6.876cm" svg:y1="0.809cm" svg:x2="6.776cm" svg:y2="0.682cm">
          <text:p/>
        </draw:line>
        <draw:frame draw:style-name="gr14" draw:text-style-name="P12" draw:layer="layout" svg:width="0.702cm" svg:height="0.322cm" svg:x="1.738cm" svg:y="0.879cm">
          <draw:text-box>
            <text:p><text:span text:style-name="T2">Done</text:span></text:p>
          </draw:text-box>
        </draw:frame>
        <draw:line draw:style-name="gr15" draw:text-style-name="P4" draw:layer="layout" svg:x1="6.776cm" svg:y1="4.402cm" svg:x2="1.331cm" svg:y2="4.402cm">
          <text:p/>
        </draw:line>
        <draw:custom-shape draw:style-name="gr1" draw:text-style-name="P2" draw:layer="layout" svg:width="3.207cm" svg:height="0.603cm" svg:x="2.942cm" svg:y="4.853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4" draw:layer="layout" svg:width="3.202cm" svg:height="0.603cm" svg:x="2.942cm" svg:y="5.457cm">
          <text:p text:style-name="P13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082cm" svg:height="0.477cm" svg:x="1.603cm" svg:y="4.161cm">
          <draw:text-box>
            <text:p><text:span text:style-name="T2">Interrupts</text:span></text:p>
          </draw:text-box>
        </draw:frame>
        <draw:line draw:style-name="gr3" draw:text-style-name="P4" draw:layer="layout" svg:x1="1.713cm" svg:y1="5.474cm" svg:x2="1.713cm" svg:y2="4.518cm">
          <text:p/>
        </draw:line>
        <draw:line draw:style-name="gr3" draw:text-style-name="P4" draw:layer="layout" svg:x1="1.713cm" svg:y1="4.529cm" svg:x2="1.613cm" svg:y2="4.402cm">
          <text:p/>
        </draw:line>
        <draw:custom-shape draw:style-name="gr4" draw:text-style-name="P6" draw:layer="layout" svg:width="1.456cm" svg:height="1.214cm" svg:x="1.486cm" svg:y="4.847cm">
          <text:p text:style-name="P5"><text:span text:style-name="T3">Tensor</text:span></text:p>
          <text:p text:style-name="P5"><text:span text:style-name="T3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19cm" svg:height="1.016cm" draw:transform="rotate (1.5707963267949) translate (0.461cm 5.6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0.508cm" svg:height="0.492cm" svg:x="0.767cm" svg:y="4.807cm">
          <draw:text-box>
            <text:p><text:span text:style-name="T2">AXI</text:span></text:p>
            <text:p><text:span text:style-name="T2">Lite</text:span></text:p>
          </draw:text-box>
        </draw:frame>
        <draw:frame draw:style-name="gr6" draw:text-style-name="P3" draw:layer="layout" svg:width="0.684cm" svg:height="0.492cm" svg:x="7.536cm" svg:y="4.845cm">
          <draw:text-box>
            <text:p><text:span text:style-name="T2">AXI</text:span></text:p>
            <text:p><text:span text:style-name="T2">Master</text:span></text:p>
          </draw:text-box>
        </draw:frame>
        <draw:custom-shape draw:style-name="gr7" draw:text-style-name="P7" draw:layer="layout" svg:width="0.418cm" svg:height="1.27cm" draw:transform="rotate (-1.5707963267949) translate (8.454cm 5.2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4" draw:layer="layout" svg:x1="1.331cm" svg:y1="4.414cm" svg:x2="1.231cm" svg:y2="4.287cm">
          <text:p/>
        </draw:line>
        <draw:custom-shape draw:style-name="gr8" draw:text-style-name="P8" draw:layer="layout" svg:width="0.369cm" svg:height="2.593cm" svg:x="8.46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54cm" svg:height="0.255cm" draw:transform="rotate (1.5707963267949) translate (8.53cm 7.04cm)">
          <draw:text-box>
            <text:p text:style-name="P9"><text:span text:style-name="T4">AXI Memory Interconnect</text:span></text:p>
          </draw:text-box>
        </draw:frame>
        <draw:custom-shape draw:style-name="gr8" draw:text-style-name="P8" draw:layer="layout" svg:width="0.369cm" svg:height="2.593cm" svg:x="0.06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532cm" svg:height="0.328cm" draw:transform="rotate (1.5707963267949) translate (0.08cm 7.01cm)">
          <draw:text-box>
            <text:p text:style-name="P9"><text:span text:style-name="T4">AXI Peripheral Interconnect</text:span></text:p>
          </draw:text-box>
        </draw:frame>
        <draw:line draw:style-name="gr3" draw:text-style-name="P4" draw:layer="layout" svg:x1="6.412cm" svg:y1="5.46cm" svg:x2="6.412cm" svg:y2="4.504cm">
          <text:p/>
        </draw:line>
        <draw:line draw:style-name="gr3" draw:text-style-name="P4" draw:layer="layout" svg:x1="6.877cm" svg:y1="5.461cm" svg:x2="6.877cm" svg:y2="4.505cm">
          <text:p/>
        </draw:line>
        <draw:custom-shape draw:style-name="gr12" draw:text-style-name="P6" draw:layer="layout" svg:width="1.022cm" svg:height="1.214cm" svg:x="6.148cm" svg:y="4.838cm">
          <text:p text:style-name="P5"><text:span text:style-name="T3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2" draw:layer="layout" svg:width="0.378cm" svg:height="0.477cm" svg:x="6.438cm" svg:y="4.585cm">
          <draw:text-box>
            <text:p><text:span text:style-name="T2">Rx</text:span></text:p>
          </draw:text-box>
        </draw:frame>
        <draw:frame draw:style-name="gr2" draw:text-style-name="P12" draw:layer="layout" svg:width="0.253cm" svg:height="0.477cm" svg:x="6.919cm" svg:y="4.585cm">
          <draw:text-box>
            <text:p><text:span text:style-name="T2">Tx</text:span></text:p>
          </draw:text-box>
        </draw:frame>
        <draw:line draw:style-name="gr3" draw:text-style-name="P4" draw:layer="layout" svg:x1="6.412cm" svg:y1="4.515cm" svg:x2="6.312cm" svg:y2="4.388cm">
          <text:p/>
        </draw:line>
        <draw:line draw:style-name="gr3" draw:text-style-name="P4" draw:layer="layout" svg:x1="6.876cm" svg:y1="4.516cm" svg:x2="6.776cm" svg:y2="4.389cm">
          <text:p/>
        </draw:line>
        <draw:frame draw:style-name="gr14" draw:text-style-name="P12" draw:layer="layout" svg:width="0.702cm" svg:height="0.322cm" svg:x="1.738cm" svg:y="4.586cm">
          <draw:text-box>
            <text:p><text:span text:style-name="T2">Done</text:span></text:p>
          </draw:text-box>
        </draw:frame>
        <draw:frame draw:style-name="gr17" draw:text-style-name="P15" draw:layer="layout" svg:width="2.266cm" svg:height="0.239cm" svg:x="3.83cm" svg:y="1.025cm">
          <draw:text-box>
            <text:p><text:span text:style-name="T6">Setup transaction buffer</text:span></text:p>
          </draw:text-box>
        </draw:frame>
        <draw:frame draw:style-name="gr17" draw:text-style-name="P16" draw:layer="layout" svg:width="2.266cm" svg:height="0.239cm" svg:x="3.83cm" svg:y="4.725cm">
          <draw:text-box>
            <text:p text:style-name="P9"><text:span text:style-name="T7">Input tensor buffer</text:span></text:p>
          </draw:text-box>
        </draw:frame>
        <draw:frame draw:style-name="gr17" draw:text-style-name="P17" draw:layer="layout" svg:width="2.266cm" svg:height="0.239cm" svg:x="3.03cm" svg:y="5.97cm">
          <draw:text-box>
            <text:p text:style-name="P9"><text:span text:style-name="T6">Output tensor buffer</text:span></text:p>
          </draw:text-box>
        </draw:frame>
        <draw:frame draw:style-name="gr18" draw:text-style-name="P18" draw:layer="layout" svg:width="3.365cm" svg:height="0.408cm" svg:x="0.064cm" svg:y="0cm">
          <draw:text-box>
            <text:p><text:span text:style-name="T8">a) Configuration mode</text:span></text:p>
          </draw:text-box>
        </draw:frame>
        <draw:frame draw:style-name="gr18" draw:text-style-name="P18" draw:layer="layout" svg:width="3.365cm" svg:height="0.408cm" svg:x="0.065cm" svg:y="3.7cm">
          <draw:text-box>
            <text:p><text:span text:style-name="T8">b) Execution mode</text:span></text:p>
          </draw:text-box>
        </draw:frame>
        <draw:line draw:style-name="gr19" draw:text-style-name="P19" draw:layer="layout" svg:x1="-0.154cm" svg:y1="3.58cm" svg:x2="8.99cm" svg:y2="3.58cm">
          <text:p/>
        </draw:line>
        <draw:line draw:style-name="gr15" draw:text-style-name="P4" draw:layer="layout" svg:x1="6.776cm" svg:y1="0.695cm" svg:x2="1.331cm" svg:y2="0.695cm">
          <text:p/>
        </draw:line>
        <draw:frame draw:style-name="gr20" draw:text-style-name="P20" draw:layer="layout" svg:width="3.175cm" svg:height="0.239cm" svg:x="2.921cm" svg:y="2.073cm">
          <draw:text-box>
            <text:p text:style-name="P9"><text:span text:style-name="T9">Setup DMA transaction</text:span></text:p>
          </draw:text-box>
        </draw:frame>
        <draw:frame draw:style-name="gr21" draw:text-style-name="P21" draw:layer="layout" svg:width="3.048cm" svg:height="0.254cm" svg:x="3.048cm" svg:y="6.358cm">
          <draw:text-box>
            <text:p text:style-name="P9"><text:span text:style-name="T9">Compute DMA trans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7T23:23:38.119989277</dc:date>
    <meta:editing-duration>PT14H38M18S</meta:editing-duration>
    <meta:editing-cycles>52</meta:editing-cycles>
    <meta:document-statistic meta:object-count="55"/>
  </office:meta>
</office:document-meta>
</file>